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dobe Garamond Pro" fo:font-size="16pt" fo:font-weight="bold" officeooo:rsid="0001ed1c" officeooo:paragraph-rsid="0001ed1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dobe Garamond Pro" fo:font-size="24pt" fo:font-weight="bold" officeooo:rsid="0001ed1c" officeooo:paragraph-rsid="0001ed1c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dobe Garamond Pro" fo:font-size="24pt" fo:font-weight="bold" officeooo:rsid="0001ed1c" officeooo:paragraph-rsid="0001ed1c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dobe Garamond Pro" fo:font-size="24pt" fo:font-weight="bold" officeooo:rsid="0003ab83" officeooo:paragraph-rsid="0003ab83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ab83"/>
    </style:style>
    <style:style style:name="gr1" style:family="graphic">
      <style:graphic-properties svg:stroke-width="0.0402in" svg:stroke-color="#0000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erwalk Institute Of Technology</text:p>
      <text:p text:style-name="P2"/>
      <text:p text:style-name="P4">Embedde System Programming</text:p>
      <text:p text:style-name="P2"><draw:line text:anchor-type="paragraph" draw:z-index="1" draw:style-name="gr1" draw:text-style-name="P5" svg:x1="4.0256in" svg:y1="0.989in" svg:x2="4.0256in" svg:y2="3.2in"><text:p/></draw:line><draw:line text:anchor-type="paragraph" draw:z-index="0" draw:style-name="gr1" draw:text-style-name="P5" svg:x1="3.3272in" svg:y1="0.3382in" svg:x2="3.3272in" svg:y2="3.9807in"><text:p/></draw:line></text:p>
      <text:p text:style-name="P2"/>
      <text:p text:style-name="P2"><draw:line text:anchor-type="paragraph" draw:z-index="2" draw:style-name="gr1" draw:text-style-name="P5" svg:x1="2.5457in" svg:y1="0.189in" svg:x2="2.5457in" svg:y2="2.4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ab Sheet: </text:p>
      <text:p text:style-name="P2"/>
      <text:p text:style-name="P3"/>
      <text:p text:style-name="P3"/>
      <text:p text:style-name="P3"/>
      <text:p text:style-name="P1"><text:span text:style-name="T1">Submitted By:</text:span><text:tab/><text:tab/><text:tab/><text:tab/><text:tab/><text:tab/><text:tab/><text:tab/><text:span text:style-name="T1">Submitted To:</text:span></text:p>
      <text:p text:style-name="P1"/>
      <text:p text:style-name="P1">Name: <text:span text:style-name="T2">Sagar Giri</text:span><text:tab/><text:tab/><text:tab/><text:tab/><text:tab/><text:tab/><text:tab/>Ritu Raj Lamsal</text:p>
      <text:p text:style-name="P1">Roll No. <text:span text:style-name="T2">205</text:span></text:p>
      <text:p text:style-name="P1"/>
      <text:p text:style-name="P1"/>
      <text:p text:style-name="P1"><text:tab/><text:tab/><text:tab/><text:tab/><text:tab/>Dat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14:01.056123858</meta:creation-date>
    <dc:date>2015-08-31T11:28:05.064064651</dc:date>
    <meta:editing-duration>PT4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23" meta:character-count="164" meta:non-whitespace-character-count="128"/>
  </office:meta>
</office:document-meta>
</file>